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86049">
            <text:p>186049</text:p>
          </table:table-cell>
          <table:table-cell office:value-type="string">
            <text:p>Blagica</text:p>
          </table:table-cell>
          <table:table-cell office:value-type="string">
            <text:p>Penkova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43210">
            <text:p>143210</text:p>
          </table:table-cell>
          <table:table-cell office:value-type="string">
            <text:p>Petko</text:p>
          </table:table-cell>
          <table:table-cell office:value-type="string">
            <text:p>Petkov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3147">
            <text:p>153147</text:p>
          </table:table-cell>
          <table:table-cell office:value-type="string">
            <text:p>Trajce</text:p>
          </table:table-cell>
          <table:table-cell office:value-type="string">
            <text:p>Trajkov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2175">
            <text:p>162175</text:p>
          </table:table-cell>
          <table:table-cell office:value-type="string">
            <text:p>Marija</text:p>
          </table:table-cell>
          <table:table-cell office:value-type="string">
            <text:p>Petrov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2217">
            <text:p>172217</text:p>
          </table:table-cell>
          <table:table-cell office:value-type="string">
            <text:p>Kiril</text:p>
          </table:table-cell>
          <table:table-cell office:value-type="string">
            <text:p>Kirev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43210">
            <text:p>143210</text:p>
          </table:table-cell>
          <table:table-cell office:value-type="string">
            <text:p>Petko</text:p>
          </table:table-cell>
          <table:table-cell office:value-type="string">
            <text:p>Petkov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53147">
            <text:p>153147</text:p>
          </table:table-cell>
          <table:table-cell office:value-type="string">
            <text:p>Trajce</text:p>
          </table:table-cell>
          <table:table-cell office:value-type="string">
            <text:p>Trajkov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.03.2020</text:date>, <text:time>16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8S</meta:editing-duration>
    <meta:editing-cycles>4</meta:editing-cycles>
    <meta:generator>OpenOffice/4.1.5$Win32 OpenOffice.org_project/415m1$Build-9789</meta:generator>
    <dc:date>2020-03-23T16:16:36.96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